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ing DSNs to simplify connection strings </text:h>
      <text:p text:style-name="Text_20_body"><text:a xlink:type="simple" xlink:href="http://josediazgonzalez.com/2015/12/12/using-dns-to-simplify-connection-strings/#comments" text:style-name="Internet_20_link" text:visited-style-name="Visited_20_Internet_20_Link">Comments </text:a></text:p>
      <text:p text:style-name="Text_20_body">In CakePHP 3, we consolidated most configuration into a single <text:span text:style-name="Source_20_Text">config/app.php</text:span>. This superscedes the old method of changing your <text:span text:style-name="Source_20_Text">config/core.php</text:span> and <text:span text:style-name="Source_20_Text">config/database.php</text:span> - as well as any other random configuration values you might set. This is good for a lot of reasons - who wants to deal with a <text:span text:style-name="Source_20_Text">DATABASE_CONFIG</text:span>? - but also means we can simplify how we configure things.</text:p>
      <text:p text:style-name="Text_20_body">One thing that always irked me was the inability to specify connection information in a single way. For instance, you might specify the host for a datastore with the following keys:</text:p>
      <text:list xml:id="list6956485673510626688" text:style-name="L1">
        <text:list-item>
          <text:p text:style-name="P5"><text:span text:style-name="Source_20_Text">host</text:span>: For databases </text:p>
        </text:list-item>
        <text:list-item>
          <text:p text:style-name="P5"><text:span text:style-name="Source_20_Text">server</text:span>: For a redis caching server </text:p>
        </text:list-item>
        <text:list-item>
          <text:p text:style-name="P2"><text:span text:style-name="Source_20_Text">servers</text:span>: For memcached servers </text:p>
        </text:list-item>
      </text:list>
      <text:p text:style-name="Text_20_body">One of quite a few different ways configuring CakePHP was yuck. A nice improvement in CakePHP 3 is the ability to specify connection information via a Data source name (DSN).</text:p>
      <text:p text:style-name="Text_20_body">A DSN is a standard used by many programming communities to encode all the information about a particular configuration. For instance, here is how I might tell you to connect to my local <text:span text:style-name="Source_20_Text">test</text:span> database:</text:p>
      <text:p text:style-name="P1"><text:span text:style-name="Source_20_Text">$dsn = "mysql://root:cakeisali3@localhost:3306/test";</text:span></text:p>
      <text:p text:style-name="Text_20_body">The above encodes the following information:</text:p>
      <text:list xml:id="list4604058115684835489" text:style-name="L2">
        <text:list-item>
          <text:p text:style-name="P6"><text:span text:style-name="Source_20_Text">scheme</text:span>: <text:span text:style-name="Source_20_Text">mysql</text:span> </text:p>
        </text:list-item>
        <text:list-item>
          <text:p text:style-name="P6"><text:span text:style-name="Source_20_Text">user</text:span>: <text:span text:style-name="Source_20_Text">root</text:span> </text:p>
        </text:list-item>
        <text:list-item>
          <text:p text:style-name="P6"><text:span text:style-name="Source_20_Text">password</text:span>: <text:span text:style-name="Source_20_Text">cakeisali3</text:span> </text:p>
        </text:list-item>
        <text:list-item>
          <text:p text:style-name="P6"><text:span text:style-name="Source_20_Text">host</text:span>: <text:span text:style-name="Source_20_Text">localhost</text:span> </text:p>
        </text:list-item>
        <text:list-item>
          <text:p text:style-name="P6"><text:span text:style-name="Source_20_Text">port</text:span>: <text:span text:style-name="Source_20_Text">3306</text:span> </text:p>
        </text:list-item>
        <text:list-item>
          <text:p text:style-name="P3"><text:span text:style-name="Source_20_Text">database</text:span>: <text:span text:style-name="Source_20_Text">test</text:span> </text:p>
        </text:list-item>
      </text:list>
      <text:p text:style-name="Text_20_body">You can also specify optional arguments via querystring:</text:p>
      <text:p text:style-name="P1"><text:span text:style-name="Source_20_Text">$dsn = "mysql://root:cakeisali3@localhost:3306/test?encoding=utf8";</text:span></text:p>
      <text:p text:style-name="Text_20_body">In 3.x, the following can now use a special <text:span text:style-name="Source_20_Text">url</text:span> key. This key will be parsed and it’s values will be used to connect to a database. The following classes can be configured via dsn:</text:p>
      <text:list xml:id="list461569331469066342" text:style-name="L3">
        <text:list-item>
          <text:p text:style-name="P7">Database connections </text:p>
        </text:list-item>
        <text:list-item>
          <text:p text:style-name="P7">Cache connections </text:p>
        </text:list-item>
        <text:list-item>
          <text:p text:style-name="P7">Log information </text:p>
        </text:list-item>
        <text:list-item>
          <text:p text:style-name="P4">Email configuration </text:p>
        </text:list-item>
      </text:list>
      <text:p text:style-name="Text_20_body">You can also take advantage of this magic parsing by including the <text:span text:style-name="Source_20_Text">\Cake\Core\StaticConfigTrait</text:span> trait in your own classes.</text:p>
      <text:p text:style-name="Text_20_body"><text:soft-page-break/>One thing that might be useful would be to extend the default schemes. In CakePHP, we map the <text:span text:style-name="Source_20_Text">scheme</text:span> to a particlar namespaced-class in the CakePHP core. You might add a <text:span text:style-name="Source_20_Text">Mongo</text:span>-based ORM Driver, but if it isn’t mapped, your app will go boom. You can map one easily though!</text:p>
      <text:p text:style-name="Preformatted_20_Text"><text:span text:style-name="Source_20_Text">ConnectionManager::dsnClassMap(['console' =&gt; 'App\Database\Driver\Mongo'])</text:span></text:p>
      <text:p text:style-name="Preformatted_20_Text"><text:span text:style-name="Source_20_Text">// also works on the following classes:</text:span></text:p>
      <text:p text:style-name="Preformatted_20_Text"><text:span text:style-name="Source_20_Text">// - Cache::dsnClassMap()</text:span></text:p>
      <text:p text:style-name="Preformatted_20_Text"><text:span text:style-name="Source_20_Text">// - Email::dsnClassMap()</text:span></text:p>
      <text:p text:style-name="P1"><text:span text:style-name="Source_20_Text">// - Log::dsnClassMap()</text:span></text:p>
      <text:p text:style-name="Text_20_body">It’s a nifty trick I think, and one that should prove useful to anyone using cloud-providers such as <text:a xlink:type="simple" xlink:href="https://www.heroku.com/" text:style-name="Internet_20_link" text:visited-style-name="Visited_20_Internet_20_Link">Heroku</text:a> or <text:a xlink:type="simple" xlink:href="http://dokku.viewdocs.io/dokku/" text:style-name="Internet_20_link" text:visited-style-name="Visited_20_Internet_20_Link">Dokku</text:a> for application deploy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6:03.517162797</meta:creation-date>
    <dc:date>2016-05-30T21:16:11.622803250</dc:date>
    <meta:editing-duration>PT8S</meta:editing-duration>
    <meta:editing-cycles>1</meta:editing-cycles>
    <meta:document-statistic meta:table-count="0" meta:image-count="0" meta:object-count="0" meta:page-count="2" meta:paragraph-count="32" meta:word-count="376" meta:character-count="2361" meta:non-whitespace-character-count="2015"/>
    <meta:generator>LibreOffice/5.0.5.2$Linux_X86_64 LibreOffice_project/00m0$Build-2</meta:generator>
  </office:meta>
</office:document-meta>
</file>